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31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subtitle">
      <style:graphic-properties draw:fill-color="#ffffff" fo:min-height="17.041cm"/>
    </style:style>
    <style:style style:name="pr9" style:family="presentation" style:parent-style-name="Default-outline1">
      <style:graphic-properties fo:min-height="14.88cm"/>
    </style:style>
    <style:style style:name="pr10" style:family="presentation" style:parent-style-name="Default-outline1">
      <style:graphic-properties draw:auto-grow-height="true" fo:min-height="14.646cm"/>
    </style:style>
    <style:style style:name="pr11" style:family="presentation" style:parent-style-name="Default-outline1">
      <style:graphic-properties fo:min-height="17.82cm"/>
    </style:style>
    <style:style style:name="pr12" style:family="presentation" style:parent-style-name="Default-outline1">
      <style:graphic-properties draw:auto-grow-height="true" fo:min-height="13.859cm"/>
    </style:style>
    <style:style style:name="pr13" style:family="presentation" style:parent-style-name="Default-outline1">
      <style:graphic-properties fo:min-height="12.18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margin-left="0cm" fo:margin-right="0cm" fo:margin-top="0.1cm" fo:margin-bottom="0.599cm" fo:text-indent="0cm"/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Courier New" fo:font-size="26pt" style:font-size-asian="26pt" style:font-size-complex="26pt"/>
    </style:style>
    <style:style style:name="T4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Arial2" fo:font-size="32pt" style:font-size-asian="32pt" style:font-size-complex="32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font-name="Arial3" style:font-name-asian="Arial3" style:font-name-complex="Arial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31cm" svg:x="1.471cm" svg:y="4.718cm" presentation:class="title" presentation:user-transformed="true">
          <draw:text-box>
            <text:p>Shared memory and Atomics<text:line-break/>(proposal)<text:line-break/><text:line-break/><text:span text:style-name="T1">ECMA TC39 September 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4" draw:text-style-name="P1" draw:layer="layout" svg:width="25.199cm" svg:height="15.151cm" svg:x="1.4cm" svg:y="4.268cm" presentation:class="subtitle" presentation:user-transformed="true">
          <draw:text-box>
            <text:p text:style-name="P2"><text:span text:style-name="T2">Goal: shared memory parallelism</text:span></text:p>
            <text:p text:style-name="P2"><text:span text:style-name="T2"/></text:p>
            <text:p text:style-name="P2"><text:span text:style-name="T2">asm.js</text:span></text:p>
            <text:list text:style-name="L1">
              <text:list-item>
                <text:p text:style-name="P2">pthreads in translated C/C++ code</text:p>
              </text:list-item>
              <text:list-item>
                <text:p text:style-name="P2">Support for safe threaded languages</text:p>
              </text:list-item>
            </text:list>
            <text:p text:style-name="P2"/>
            <text:p text:style-name="P2"/>
            <text:p text:style-name="P2"><text:span text:style-name="T2">“</text:span><text:span text:style-name="T2">Plain” JS</text:span></text:p>
            <text:list text:continue-numbering="true" text:style-name="L1">
              <text:list-item>
                <text:p text:style-name="P2">Shared state and multicore computation</text:p>
              </text:list-item>
              <text:list-item>
                <text:p text:style-name="P2">Fast, synchronous message passing</text:p>
              </text:list-item>
            </text:list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romis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Use cases conflict:</text:p>
            <text:list text:style-name="L2">
              <text:list-item>
                <text:p>asm.js has flat memory, no GC, strong types</text:p>
              </text:list-item>
              <text:list-item>
                <text:p>“Plain” JS is object-based, GCd, weak types</text:p>
              </text:list-item>
            </text:list>
            <text:p/>
            <text:p>A compromise solution should serve both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7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8" draw:text-style-name="P3" draw:layer="layout" svg:width="25.199cm" svg:height="17.041cm" svg:x="1.4cm" svg:y="5.018cm" presentation:class="subtitle" presentation:user-transformed="true">
          <draw:text-box>
            <text:p text:style-name="P2"><text:span text:style-name="T2">Provide low-level facilities</text:span></text:p>
            <text:list text:style-name="L1">
              <text:list-item>
                <text:p text:style-name="P2">SharedArrayBuffer + TypedArray</text:p>
              </text:list-item>
              <text:list-item>
                <text:p text:style-name="P2">Atomic operations</text:p>
              </text:list-item>
              <text:list-item>
                <text:p text:style-name="P2">Concurrent agents</text:p>
              </text:list-item>
              <text:list-item>
                <text:p text:style-name="P2">Agent sleep/wakeup operations</text:p>
              </text:list-item>
            </text:list>
            <text:p text:style-name="P2"/>
            <text:p text:style-name="P2"/>
            <text:p text:style-name="P2"><text:span text:style-name="T2">Build higher level facilities</text:span></text:p>
            <text:list text:continue-numbering="true" text:style-name="L1">
              <text:list-item>
                <text:p text:style-name="P2">Locks, barriers, synchronic objects</text:p>
              </text:list-item>
              <text:list-item>
                <text:p text:style-name="P2">Communication channels</text:p>
              </text:list-item>
              <text:list-item>
                <text:p text:style-name="P2">Parallel computation abstractions</text:p>
              </text:list-item>
            </text:list>
            <text:p text:style-name="P2"/>
            <text:p text:style-name="P2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Shared memory</text:p>
          </draw:text-box>
        </draw:frame>
        <draw:frame presentation:style-name="pr9" draw:layer="layout" svg:width="25.199cm" svg:height="14.885cm" svg:x="1.4cm" svg:y="4.914cm" presentation:class="outline" presentation:user-transformed="true">
          <draw:text-box>
            <text:p>A new data type:</text:p>
            <text:p><text:s text:c="4"/><text:span text:style-name="T3">var sab = new </text:span><text:span text:style-name="T4">SharedArrayBuffer</text:span><text:span text:style-name="T3">(size)</text:span></text:p>
            <text:p><text:span text:style-name="T5"/></text:p>
            <text:p><text:span text:style-name="T5">Like ArrayBuffer but:</text:span></text:p>
            <text:list text:style-name="L2">
              <text:list-item>
                <text:p><text:span text:style-name="T5">cannot be neutered</text:span></text:p>
              </text:list-item>
              <text:list-item>
                <text:p><text:span text:style-name="T5">memory becomes shared when it is transfered to another agent</text:span></text:p>
              </text:list-item>
              <text:list-item>
                <text:p><text:span text:style-name="T5">implementations must GC these across agents</text:span></text:p>
              </text:list-item>
            </text:list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Views on shared memory</text:p>
          </draw:text-box>
        </draw:frame>
        <draw:frame presentation:style-name="pr10" draw:layer="layout" svg:width="25.199cm" svg:height="14.676cm" svg:x="1.4cm" svg:y="4.914cm" presentation:class="outline" presentation:user-transformed="true">
          <draw:text-box>
            <text:p>Existing TypedArrays can be applied to SAB:</text:p>
            <text:p><text:span text:style-name="T3"><text:s text:c="4"/></text:span><text:span text:style-name="T3">var sab = new </text:span><text:span text:style-name="T4">SharedArrayBuffer</text:span><text:span text:style-name="T3">(size)</text:span></text:p>
            <text:p><text:span text:style-name="T3"><text:s text:c="4"/></text:span><text:span text:style-name="T3">var ia = new </text:span><text:span text:style-name="T4">Int32Array</text:span><text:span text:style-name="T3">(sab)</text:span></text:p>
            <text:p><text:span text:style-name="T3"><text:s text:c="4"/></text:span><text:span text:style-name="T3">var fa = new </text:span><text:span text:style-name="T4">Float64Array</text:span><text:span text:style-name="T3">(sab, 8, 10)</text:span></text:p>
            <text:p/>
            <text:p>Complicates TA spec a little</text:p>
            <text:p>Memory access through views is <text:span text:style-name="T6">racy</text:span>, but <text:span text:style-name="T6">safe</text:span>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Suite of atomic operations on integer TypedArray</text:p>
            <text:p><text:span text:style-name="T3"><text:s text:c="4"/></text:span><text:span text:style-name="T3">Atomics.load(ia, n)</text:span></text:p>
            <text:p><text:span text:style-name="T3"><text:s text:c="4"/></text:span><text:span text:style-name="T3">Atomics.store(ia, n, value)</text:span></text:p>
            <text:p><text:span text:style-name="T3"><text:s text:c="4"/></text:span><text:span text:style-name="T3">Atomics.compareExchange(ia, n, expectVal,</text:span></text:p>
            <text:p><text:span text:style-name="T3"><text:s text:c="28"/></text:span><text:span text:style-name="T3">replaceVal)</text:span></text:p>
            <text:p><text:span text:style-name="T3"><text:s text:c="4"/></text:span><text:span text:style-name="T3">Atomics.exchange(ia, n, value)</text:span></text:p>
            <text:p><text:span text:style-name="T3"><text:s text:c="4"/></text:span><text:span text:style-name="T3">Atomics.add(ia, n, value)</text:span></text:p>
            <text:p><text:span text:style-name="T3"><text:s text:c="4"/></text:span><text:span text:style-name="T3">...</text:span></text:p>
            <text:p>(All are sequentially consistent; details later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read sleep and wakeup</text:p>
          </draw:text-box>
        </draw:frame>
        <draw:frame presentation:style-name="pr6" draw:layer="layout" svg:width="25.199cm" svg:height="13.859cm" svg:x="1.4cm" svg:y="4.914cm" presentation:class="outline">
          <draw:text-box>
            <text:p>Modeled on Linux “futex” (fast user-space mutex)</text:p>
            <text:p/>
            <text:p><text:span text:style-name="T3">Atomics.futexWait(i32a, loc, expect, timeout)</text:span></text:p>
            <text:p><text:span text:style-name="T3">Atomics.futexWake(i32a, loc, count)</text:span></text:p>
            <text:p/>
            <text:p>Minimal assumptions, very flexible</text:p>
            <text:p>Fairly hard to use directly</text:p>
            <text:p>Different use cases will wrap futex differently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t model</text:p>
          </draw:text-box>
        </draw:frame>
        <draw:frame presentation:style-name="pr11" draw:layer="layout" svg:width="25.199cm" svg:height="17.82cm" svg:x="1.4cm" svg:y="4.914cm" presentation:class="outline" presentation:user-transformed="true">
          <draw:text-box>
            <text:p>Need a model for concurrency in ECMAScript</text:p>
            <text:p/>
            <text:p>Define concurrency in terms of <text:span text:style-name="T6">agents</text:span></text:p>
            <text:p><text:span text:style-name="T7">Define agents in terms of </text:span><text:span text:style-name="T6">ES6 jobs</text:span></text:p>
            <text:p><text:span text:style-name="T7">Give jobs a </text:span><text:span text:style-name="T6">forward progress guarantee</text:span></text:p>
            <text:p><text:span text:style-name="T7"/></text:p>
            <text:p><text:span text:style-name="T7">The means of sharing a SAB among agents is mapping-specific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Agent mapping</text:p>
          </draw:text-box>
        </draw:frame>
        <draw:frame presentation:style-name="pr12" draw:layer="layout" svg:width="25.199cm" svg:height="13.859cm" svg:x="1.4cm" svg:y="4.914cm" presentation:class="outline">
          <draw:text-box>
            <text:p><text:span text:style-name="T7">In a browser, an agent could be a web worker</text:span></text:p>
            <text:list text:style-name="L2">
              <text:list-item>
                <text:p><text:span text:style-name="T7">SAB sharing is by postMessage</text:span></text:p>
              </text:list-item>
              <text:list-item>
                <text:p><text:span text:style-name="T7">Web worker semantics need work...</text:span></text:p>
              </text:list-item>
            </text:list>
            <text:p><text:span text:style-name="T7"/></text:p>
            <text:p><text:span text:style-name="T7">In a non-browser setting (SpiderMonkey shell)</text:span></text:p>
            <text:list text:continue-numbering="true" text:style-name="L2">
              <text:list-item>
                <text:p><text:span text:style-name="T7">concurrent thread, separate global environment</text:span></text:p>
              </text:list-item>
              <text:list-item>
                <text:p><text:span text:style-name="T7">mailbox mechanism for sharing mem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1)</text:p>
          </draw:text-box>
        </draw:frame>
        <draw:frame presentation:style-name="pr6" draw:layer="layout" svg:width="25.199cm" svg:height="15.351cm" svg:x="1.4cm" svg:y="4.914cm" presentation:class="outline" presentation:user-transformed="true">
          <draw:text-box>
            <text:p><text:span text:style-name="T7">Atomics in the program are totally ordered.</text:span></text:p>
            <text:p/>
            <text:p>Conventional <text:span text:style-name="T6">happens-before</text:span> relation:</text:p>
            <text:list text:style-name="L3">
              <text:list-item>
                <text:p>Program order (intra-agent)</text:p>
              </text:list-item>
              <text:list-item>
                <text:p>Atomic-write <text:span text:style-name="T8">→</text:span> atomic-read (inter-agent)</text:p>
              </text:list-item>
              <text:list-item>
                <text:p>futexWake called <text:span text:style-name="T8">→ futexWait returns (ditto)</text:span></text:p>
              </text:list-item>
            </text:list>
            <text:p/>
            <text:p>Unordered accesses create a <text:span text:style-name="T6">data race</text:span><text:span text:style-name="T7">.</text:span></text:p>
            <text:p><text:span text:style-name="T7">Race-free programs are sequentially consiste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2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Races are <text:span text:style-name="T6">safe</text:span><text:span text:style-name="T7">: Programs don't blow up.</text:span></text:p>
            <text:p><text:span text:style-name="T7"/></text:p>
            <text:p><text:span text:style-name="T7">But races are </text:span><text:span text:style-name="T6">unpredictable</text:span><text:span text:style-name="T7">: A race poisons memory by writing garbage.</text:span></text:p>
            <text:p><text:span text:style-name="T7"/></text:p>
            <text:p><text:span text:style-name="T7">A race affects (at least) the union of the locations in the racing accesses. <text:s/>Fine points are TB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model (3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 text:style-name="P2">Complications:</text:p>
            <text:list text:style-name="L2">
              <text:list-item>
                <text:p>Aliased arrays and cells that are not exclusively atomic</text:p>
              </text:list-item>
              <text:list-item>
                <text:p>Weakly ordered memory (ARM, MIPS, Power)</text:p>
              </text:list-item>
            </text:list>
            <text:p/>
            <text:p>C11, C++11 have similar issues, unsound?</text:p>
            <text:p/>
            <text:p>Java better? <text:s/>But complex and subtl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ther issu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o “relaxed” atomics – we probably want them but they are complicated</text:p>
              </text:list-item>
              <text:list-item>
                <text:p>No “acquire-release” atomics – ditto, though weaker use case</text:p>
              </text:list-item>
              <text:list-item>
                <text:p>Shared memory can be used to implement high-precision timers (you just count), which can be used to simplify cache sniffing attacks</text:p>
              </text:list-item>
              <text:list-item>
                <text:p>Misc minor issues, see github rep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eaker memory models</text:p>
          </draw:text-box>
        </draw:frame>
        <draw:frame presentation:style-name="pr13" draw:layer="layout" svg:width="25.199cm" svg:height="13.39cm" svg:x="1.4cm" svg:y="4.914cm" presentation:class="outline" presentation:user-transformed="true">
          <draw:text-box>
            <text:p text:style-name="P4">Acquire/release desirable for performance</text:p>
            <text:p text:style-name="P4"><text:span text:style-name="T3"><text:s text:c="2"/></text:span><text:span text:style-name="T3">Atomics.storeRelease(iab, loc, val)</text:span></text:p>
            <text:p text:style-name="P4"><text:span text:style-name="T3"><text:s text:c="2"/></text:span><text:span text:style-name="T3">Atomics.loadAcquire(iab, loc)</text:span></text:p>
            <text:p text:style-name="P4"><text:span text:style-name="T5">Relaxed desirable for special cases</text:span></text:p>
            <text:p text:style-name="P4"><text:span text:style-name="T3"><text:s text:c="2"/></text:span><text:span text:style-name="T3">Atomics.loadRelaxed(iab, loc)</text:span></text:p>
            <text:p text:style-name="P4"><text:span text:style-name="T3"><text:s text:c="2"/></text:span><text:span text:style-name="T3">Atomics.storeRelaxed(iab, loc, val)</text:span></text:p>
            <text:p text:style-name="P4"><text:span text:style-name="T5"/></text:p>
            <text:p text:style-name="P4"><text:span text:style-name="T5">Excluded to control (initial) complex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7" draw:layer="layout" svg:width="25.199cm" svg:height="3.506cm" svg:x="1.4cm" svg:y="0.837cm" presentation:class="title">
          <draw:text-box>
            <text:p>Proposed restrictions</text:p>
          </draw:text-box>
        </draw:frame>
        <draw:frame presentation:style-name="pr13" draw:layer="layout" svg:width="25.199cm" svg:height="12.18cm" svg:x="1.4cm" svg:y="4.914cm" presentation:class="outline">
          <draw:text-box>
            <text:p>“Main thread can access shared memory when workers are stopped (callback, probe)”</text:p>
            <text:p>“Main thread has no access to shared memory at all (proxy thru workers)”</text:p>
            <text:p>“Workers must opt in to use shared memory (pragma, constructor flag)”</text:p>
            <text:p/>
            <text:p>IMO: These are ineffective and/or hide problems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Why not just for asm.js</text:p>
          </draw:text-box>
        </draw:frame>
        <draw:frame presentation:style-name="pr13" draw:layer="layout" svg:width="25.199cm" svg:height="13.59cm" svg:x="1.4cm" svg:y="4.914cm" presentation:class="outline" presentation:user-transformed="true">
          <draw:text-box>
            <text:p>Some tasks are best/only done in JS callouts</text:p>
            <text:list text:style-name="L2">
              <text:list-item>
                <text:p>I/O</text:p>
              </text:list-item>
              <text:list-item>
                <text:p>Thread management</text:p>
              </text:list-item>
              <text:list-item>
                <text:p>Runtime tasks in general</text:p>
              </text:list-item>
            </text:list>
            <text:p/>
            <text:p>JS has data structures, easier to program</text:p>
            <text:p/>
            <text:p>The callout needs at least some shmem acces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not PJS?</text:p>
          </draw:text-box>
        </draw:frame>
        <draw:frame presentation:style-name="pr13" draw:layer="layout" svg:width="25.199cm" svg:height="15.351cm" svg:x="1.4cm" svg:y="4.914cm" presentation:class="outline" presentation:user-transformed="true">
          <draw:text-box>
            <text:p>PJS subset is hard to pin down</text:p>
            <text:list text:style-name="L2">
              <text:list-item>
                <text:p>hard to know what's effective</text:p>
              </text:list-item>
              <text:list-item>
                <text:p>impediment to portability, standardization</text:p>
              </text:list-item>
            </text:list>
            <text:p/>
            <text:p>“Casual” API does not provide speedup</text:p>
            <text:list text:continue-numbering="true" text:style-name="L2">
              <text:list-item>
                <text:p>overhead (recompile, gc, scheduling)</text:p>
              </text:list-item>
              <text:list-item>
                <text:p>granularity issues, lack of control</text:p>
              </text:list-item>
            </text:list>
            <text:p/>
            <text:p>Fixable? <text:s/>Maybe, but not obvious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adornments="Regular" style:font-family-generic="swiss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09T11:59:57</meta:creation-date>
    <meta:editing-duration>P2DT6H7M55S</meta:editing-duration>
    <meta:editing-cycles>32</meta:editing-cycles>
    <dc:date>2015-09-20T17:14:26.689587000</dc:date>
    <meta:generator>LibreOffice/5.0.1.2$MacOSX_X86_64 LibreOffice_project/81898c9f5c0d43f3473ba111d7b351050be20261</meta:generator>
    <meta:document-statistic meta:object-count="96"/>
  </office:meta>
</office:document-meta>
</file>